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38cm" fo:margin-left="0.064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8.73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1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877" officeooo:paragraph-rsid="000f9877"/>
    </style:style>
    <style:style style:name="P2" style:family="paragraph" style:parent-style-name="Standard">
      <style:text-properties officeooo:rsid="000f9877" officeooo:paragraph-rsid="0014e1ae"/>
    </style:style>
    <style:style style:name="P3" style:family="paragraph" style:parent-style-name="Standard">
      <style:text-properties officeooo:rsid="000f9877" officeooo:paragraph-rsid="001d5b49"/>
    </style:style>
    <style:style style:name="P4" style:family="paragraph" style:parent-style-name="Standard">
      <style:text-properties officeooo:rsid="000f9877" officeooo:paragraph-rsid="0029995d"/>
    </style:style>
    <style:style style:name="P5" style:family="paragraph" style:parent-style-name="Standard">
      <style:text-properties officeooo:rsid="00117b07" officeooo:paragraph-rsid="00117b07"/>
    </style:style>
    <style:style style:name="P6" style:family="paragraph" style:parent-style-name="Standard">
      <style:text-properties officeooo:rsid="00117b07" officeooo:paragraph-rsid="001567e2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9877" officeooo:paragraph-rsid="000f9877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49312" officeooo:paragraph-rsid="0024931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29995d" officeooo:paragraph-rsid="0029995d"/>
    </style:style>
    <style:style style:name="P10" style:family="paragraph" style:parent-style-name="Standard">
      <style:text-properties officeooo:rsid="001567e2" officeooo:paragraph-rsid="001567e2"/>
    </style:style>
    <style:style style:name="P11" style:family="paragraph" style:parent-style-name="Standard">
      <style:text-properties officeooo:rsid="001d5b49" officeooo:paragraph-rsid="001727b2"/>
    </style:style>
    <style:style style:name="P12" style:family="paragraph" style:parent-style-name="Standard">
      <style:text-properties officeooo:rsid="001d5b49" officeooo:paragraph-rsid="00249312"/>
    </style:style>
    <style:style style:name="P13" style:family="paragraph" style:parent-style-name="Standard">
      <style:text-properties fo:color="#ff3333" officeooo:rsid="0013021d" officeooo:paragraph-rsid="00145b9b"/>
    </style:style>
    <style:style style:name="P14" style:family="paragraph" style:parent-style-name="Standard">
      <style:text-properties officeooo:rsid="001727b2" officeooo:paragraph-rsid="00249312"/>
    </style:style>
    <style:style style:name="P15" style:family="paragraph" style:parent-style-name="Standard">
      <style:text-properties officeooo:rsid="001727b2" officeooo:paragraph-rsid="00259d8d"/>
    </style:style>
    <style:style style:name="P16" style:family="paragraph" style:parent-style-name="Standard">
      <style:text-properties officeooo:rsid="0019ffe5" officeooo:paragraph-rsid="00249312"/>
    </style:style>
    <style:style style:name="P17" style:family="paragraph" style:parent-style-name="Standard">
      <style:text-properties officeooo:rsid="001b8989" officeooo:paragraph-rsid="00249312"/>
    </style:style>
    <style:style style:name="P18" style:family="paragraph" style:parent-style-name="Standard">
      <style:text-properties fo:color="#000000" officeooo:rsid="001567e2" officeooo:paragraph-rsid="00259d8d"/>
    </style:style>
    <style:style style:name="P19" style:family="paragraph" style:parent-style-name="Standard">
      <style:text-properties fo:color="#000000" officeooo:rsid="001567e2" officeooo:paragraph-rsid="002787ce"/>
    </style:style>
    <style:style style:name="P20" style:family="paragraph" style:parent-style-name="Standard">
      <style:text-properties fo:color="#000000" officeooo:rsid="0021737c" officeooo:paragraph-rsid="0021737c"/>
    </style:style>
    <style:style style:name="P21" style:family="paragraph" style:parent-style-name="Standard">
      <style:text-properties fo:color="#000000" officeooo:rsid="002787ce" officeooo:paragraph-rsid="002787ce"/>
    </style:style>
    <style:style style:name="P22" style:family="paragraph" style:parent-style-name="Standard">
      <style:text-properties fo:color="#009900" officeooo:rsid="00117b07" officeooo:paragraph-rsid="00259d8d"/>
    </style:style>
    <style:style style:name="P23" style:family="paragraph" style:parent-style-name="Standard">
      <style:text-properties fo:color="#009900" officeooo:rsid="00117b07" officeooo:paragraph-rsid="002787ce"/>
    </style:style>
    <style:style style:name="P24" style:family="paragraph" style:parent-style-name="Standard">
      <style:text-properties fo:color="#009900" officeooo:rsid="00117b07" officeooo:paragraph-rsid="00296a19"/>
    </style:style>
    <style:style style:name="P25" style:family="paragraph" style:parent-style-name="Standard">
      <style:text-properties officeooo:rsid="002787ce" officeooo:paragraph-rsid="002787ce"/>
    </style:style>
    <style:style style:name="P26" style:family="paragraph" style:parent-style-name="Standard">
      <style:text-properties officeooo:rsid="00299362" officeooo:paragraph-rsid="00299362"/>
    </style:style>
    <style:style style:name="P27" style:family="paragraph" style:parent-style-name="Standard">
      <style:text-properties officeooo:rsid="00115da2" officeooo:paragraph-rsid="0029995d"/>
    </style:style>
    <style:style style:name="P28" style:family="paragraph" style:parent-style-name="Standard">
      <style:text-properties officeooo:rsid="0013354d" officeooo:paragraph-rsid="0029995d"/>
    </style:style>
    <style:style style:name="P29" style:family="paragraph" style:parent-style-name="Table_20_Contents">
      <style:text-properties fo:color="#009900" officeooo:rsid="00117b07" officeooo:paragraph-rsid="00259d8d"/>
    </style:style>
    <style:style style:name="P30" style:family="paragraph" style:parent-style-name="Table_20_Contents">
      <style:text-properties fo:color="#009900" officeooo:rsid="00117b07" officeooo:paragraph-rsid="002787ce"/>
    </style:style>
    <style:style style:name="P31" style:family="paragraph" style:parent-style-name="Table_20_Contents">
      <style:text-properties fo:color="#009900" officeooo:rsid="002787ce" officeooo:paragraph-rsid="002787ce"/>
    </style:style>
    <style:style style:name="P32" style:family="paragraph" style:parent-style-name="Table_20_Contents">
      <style:text-properties officeooo:rsid="002787ce" officeooo:paragraph-rsid="002787ce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1727b2" officeooo:paragraph-rsid="00259d8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1727b2" officeooo:paragraph-rsid="00249312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296a19" officeooo:paragraph-rsid="00296a19"/>
    </style:style>
    <style:style style:name="P36" style:family="paragraph" style:parent-style-name="Standard">
      <style:text-properties fo:color="#009900" officeooo:rsid="00117b07" officeooo:paragraph-rsid="00249312"/>
    </style:style>
    <style:style style:name="P37" style:family="paragraph" style:parent-style-name="Standard">
      <style:text-properties officeooo:rsid="00145b9b" officeooo:paragraph-rsid="00249312"/>
    </style:style>
    <style:style style:name="P38" style:family="paragraph" style:parent-style-name="Standard">
      <style:text-properties fo:color="#000000" officeooo:rsid="00117b07" officeooo:paragraph-rsid="00259d8d"/>
    </style:style>
    <style:style style:name="P39" style:family="paragraph" style:parent-style-name="Standard">
      <style:text-properties fo:color="#000000" officeooo:rsid="00117b07" officeooo:paragraph-rsid="0021737c"/>
    </style:style>
    <style:style style:name="P40" style:family="paragraph" style:parent-style-name="Standard">
      <style:text-properties officeooo:rsid="002b909b" officeooo:paragraph-rsid="002b909b"/>
    </style:style>
    <style:style style:name="P41" style:family="paragraph" style:parent-style-name="Standard">
      <style:text-properties officeooo:rsid="000f9877" officeooo:paragraph-rsid="002b909b"/>
    </style:style>
    <style:style style:name="T1" style:family="text">
      <style:text-properties fo:color="#009900" officeooo:rsid="00118a3b"/>
    </style:style>
    <style:style style:name="T2" style:family="text">
      <style:text-properties fo:color="#009900" officeooo:rsid="00117b07"/>
    </style:style>
    <style:style style:name="T3" style:family="text">
      <style:text-properties fo:color="#009900" officeooo:rsid="0013021d"/>
    </style:style>
    <style:style style:name="T4" style:family="text">
      <style:text-properties fo:color="#009900" officeooo:rsid="001d5b49"/>
    </style:style>
    <style:style style:name="T5" style:family="text">
      <style:text-properties fo:color="#009900" officeooo:rsid="002787ce"/>
    </style:style>
    <style:style style:name="T6" style:family="text">
      <style:text-properties officeooo:rsid="0013354d"/>
    </style:style>
    <style:style style:name="T7" style:family="text">
      <style:text-properties style:use-window-font-color="true" officeooo:rsid="00118a3b"/>
    </style:style>
    <style:style style:name="T8" style:family="text">
      <style:text-properties fo:color="#ff3333" officeooo:rsid="001904f8"/>
    </style:style>
    <style:style style:name="T9" style:family="text">
      <style:text-properties fo:color="#ff3333" officeooo:rsid="00259d8d"/>
    </style:style>
    <style:style style:name="T10" style:family="text">
      <style:text-properties officeooo:rsid="00117b07"/>
    </style:style>
    <style:style style:name="T11" style:family="text">
      <style:text-properties officeooo:rsid="002787ce"/>
    </style:style>
    <style:style style:name="T12" style:family="text">
      <style:text-properties officeooo:rsid="00299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:</text:p>
      <text:p text:style-name="P40">Create database where you can compare new specimen to existing dataset, and perform a statistical analysis which will allow us to calculate the probability of a specimen belonging to an existing taxa.</text:p>
      <text:p text:style-name="P41"/>
      <text:p text:style-name="P26">GitHub: <text:a xlink:type="simple" xlink:href="https://github.com/nbir012/nbir012-diptera-morpho.git" text:style-name="Internet_20_link" text:visited-style-name="Visited_20_Internet_20_Link">https://github.com/nbir012/nbir012-diptera-morpho.git</text:a> </text:p>
      <text:p text:style-name="P26">Forked: <text:a xlink:type="simple" xlink:href="https://github.com/UOA-MEDSCI-736/nbir012-diptera-morpho" text:style-name="Internet_20_link" text:visited-style-name="Visited_20_Internet_20_Link">https://github.com/UOA-MEDSCI-736/nbir012-diptera-morpho</text:a> </text:p>
      <text:p text:style-name="P26">Trello: <text:a xlink:type="simple" xlink:href="https://trello.com/b/QEQxluWE/morphometric-data" text:style-name="Internet_20_link" text:visited-style-name="Visited_20_Internet_20_Link">https://trello.com/b/QEQxluWE/morphometric-data</text:a> </text:p>
      <text:p text:style-name="P26"/>
      <text:p text:style-name="P1"/>
      <text:p text:style-name="P7">Milestones</text:p>
      <text:p text:style-name="P7"/>
      <text:p text:style-name="P7"/>
      <text:p text:style-name="P8">1) Convert TPS to CSV – <text:span text:style-name="T11">25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Date</text:p>
          </table:table-cell>
          <table:table-cell table:style-name="Table1.A1" office:value-type="string">
            <text:p text:style-name="P32">Description</text:p>
          </table:table-cell>
          <table:table-cell table:style-name="Table1.A1" office:value-type="string">
            <text:p text:style-name="P32">Potential%</text:p>
          </table:table-cell>
          <table:table-cell table:style-name="Table1.D1" office:value-type="string">
            <text:p text:style-name="Table_20_Contents"><text:span text:style-name="T11">actual</text:span>%</text:p>
          </table:table-cell>
        </table:table-row>
        <table:table-row>
          <table:table-cell table:style-name="Table1.A2" office:value-type="string">
            <text:p text:style-name="P36">20160922</text:p>
          </table:table-cell>
          <table:table-cell table:style-name="Table1.A2" office:value-type="string">
            <text:p text:style-name="P37">create 3 to 5 tests (end line in tps with final in array, first line and middle line)</text:p>
          </table:table-cell>
          <table:table-cell table:style-name="Table1.A2" table:number-rows-spanned="2" office:value-type="string">
            <text:p text:style-name="P2"><text:span text:style-name="T5">7</text:span><text:span text:style-name="T2">%</text:span></text:p>
          </table:table-cell>
          <table:table-cell table:style-name="Table1.D2" table:number-rows-spanned="2" office:value-type="string">
            <text:p text:style-name="P2"><text:span text:style-name="T9">1</text:span><text:span text:style-name="T8">%</text:span></text:p>
          </table:table-cell>
        </table:table-row>
        <table:table-row>
          <table:table-cell table:style-name="Table1.A2" office:value-type="string">
            <text:p text:style-name="P24">20160911</text:p>
          </table:table-cell>
          <table:table-cell table:style-name="Table1.A2" office:value-type="string">
            <text:p text:style-name="P25">Read a csv file into array and reconstruct the tps array to compare with the original tps array</text:p>
            <text:p text:style-name="P35">e.g. # read csv</text:p>
            <text:p text:style-name="P35"># apend csv rows to new array</text:p>
            <text:p text:style-name="P35"># compare new csv array with tps array </text:p>
            <text:p text:style-name="P35"># do as a propare Python test file</text:p>
          </table:table-cell>
          <table:covered-table-cell/>
          <table:covered-table-cell/>
        </table:table-row>
        <table:table-row>
          <table:table-cell table:style-name="Table1.A2" table:number-rows-spanned="5" office:value-type="string">
            <text:p text:style-name="P30">20160927</text:p>
          </table:table-cell>
          <table:table-cell table:style-name="Table1.A2" office:value-type="string">
            <text:p text:style-name="P15">1: Multiply all numbers upto input parameter </text:p>
            <text:p text:style-name="P33">e.g. MultiplyAll( input ) function should multiply all numbers from 1 to input</text:p>
          </table:table-cell>
          <table:table-cell table:style-name="Table1.A2" table:number-rows-spanned="5" office:value-type="string">
            <text:p text:style-name="P31">3%</text:p>
          </table:table-cell>
          <table:table-cell table:style-name="Table1.D2" table:number-rows-spanned="5" office:value-type="string">
            <text:p text:style-name="P29">3%</text:p>
          </table:table-cell>
        </table:table-row>
        <table:table-row>
          <table:covered-table-cell/>
          <table:table-cell table:style-name="Table1.A2" office:value-type="string">
            <text:p text:style-name="P14">2: Process an array of string for each string print string + “,”</text:p>
            <text:p text:style-name="P34">e.g. array = [“hi”, “how”, “are”, “you”]</text:p>
            <text:p text:style-name="P34">answer = </text:p>
            <text:p text:style-name="P34">hi,</text:p>
            <text:p text:style-name="P34">how,</text:p>
            <text:p text:style-name="P34">are,</text:p>
            <text:p text:style-name="P34">you,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4">3: Loop through array of string, make a sentence with strings seperated by comma</text:p>
            <text:p text:style-name="P14"><text:tab/>e.g. array = [“hi”, “how”, “are”, “you”]</text:p>
            <text:p text:style-name="P14"><text:tab/>answer = hi, how, are, you 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4">4: Perform step 3 with 1 string input:</text:p>
            <text:p text:style-name="P14"><text:tab/>array = [“how how are you”]</text:p>
            <text:p text:style-name="P14"><text:tab/>answer = hi, how, are, you 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6">5: take an array and add +1 to each number using map function:</text:p>
            <text:p text:style-name="P17"><text:tab/>array = [1,2,3,4,5]</text:p>
            <text:p text:style-name="P12"><text:tab/><text:span text:style-name="T11">answer = [2,3,4,5,6]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2">2016</text:span><text:span text:style-name="T4">1004</text:span></text:p>
          </table:table-cell>
          <table:table-cell table:style-name="Table1.A2" office:value-type="string">
            <text:p text:style-name="P21">Write an array to the csv file</text:p>
            <text:p text:style-name="P38">dataArray = []</text:p>
            <text:p text:style-name="P20">dataArray.append(“Hello how are you”)</text:p>
            <text:p text:style-name="P20">dataArray.append(“i am fine thank you”)</text:p>
            <text:p text:style-name="P20"><text:span text:style-name="T10">w</text:span>riteToCSV(dataArray)</text:p>
            <text:p text:style-name="P39"><text:soft-page-break/>CSV will have one line in one row and next in row below.</text:p>
          </table:table-cell>
          <table:table-cell table:style-name="Table1.A2" office:value-type="string">
            <text:p text:style-name="P22">5%</text:p>
          </table:table-cell>
          <table:table-cell table:style-name="Table1.D2" office:value-type="string">
            <text:p text:style-name="P23">5%</text:p>
          </table:table-cell>
        </table:table-row>
        <table:table-row>
          <table:table-cell table:style-name="Table1.A2" office:value-type="string">
            <text:p text:style-name="P3"><text:span text:style-name="T2">2016</text:span><text:span text:style-name="T4">1004</text:span></text:p>
          </table:table-cell>
          <table:table-cell table:style-name="Table1.A2" office:value-type="string">
            <text:p text:style-name="P18">write <text:span text:style-name="T11">tps </text:span>to csv </text:p>
          </table:table-cell>
          <table:table-cell table:style-name="Table1.A2" office:value-type="string">
            <text:p text:style-name="P18"><text:span text:style-name="T5">10</text:span><text:span text:style-name="T2">%</text:span></text:p>
          </table:table-cell>
          <table:table-cell table:style-name="Table1.D2" office:value-type="string">
            <text:p text:style-name="P19"><text:span text:style-name="T5">10</text:span><text:span text:style-name="T2">%</text:span></text:p>
          </table:table-cell>
        </table:table-row>
      </table:table>
      <text:p text:style-name="P7"/>
      <text:p text:style-name="P13"/>
      <text:p text:style-name="P5">3) <text:span text:style-name="T1">20161006 <text:tab/></text:span><text:span text:style-name="T7">-</text:span><text:span text:style-name="T1"> </text:span>Establish variables that can be used for comparison of new specimen with database<text:span text:style-name="T1"> </text:span><text:span text:style-name="T3">(25%)</text:span></text:p>
      <text:p text:style-name="P6">4) <text:span text:style-name="T1">20161013 </text:span><text:span text:style-name="T7"><text:tab/>- </text:span>Visual representation of the comparison<text:span text:style-name="T1"> </text:span><text:span text:style-name="T3">(25%)</text:span></text:p>
      <text:p text:style-name="P1"/>
      <text:p text:style-name="P10"><text:span text:style-name="T12">F</text:span>inal report due <text:span text:style-name="T1">20161027</text:span></text:p>
      <text:p text:style-name="P1"/>
      <text:p text:style-name="P9">To ask supervisor:</text:p>
      <text:p text:style-name="P28">Questions that I need to clarify (when supervisor is back from sick leave):</text:p>
      <text:p text:style-name="P4">What values do we compare?</text:p>
      <text:p text:style-name="P4">Do we run the new image through the windows programs and compare with the original data set?</text:p>
      <text:p text:style-name="P4"><text:tab/>If so, what do we compare (what is the method of comparison, is it an average etc?)</text:p>
      <text:p text:style-name="P27">In the tps files, what do the values represent, as the x&amp;y pixel descriptions have d<text:span text:style-name="T6">i</text:span>screpancies when viewed in paint?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2:26:35.944584727</meta:creation-date>
    <dc:date>2016-10-04T16:29:11.503997431</dc:date>
    <meta:editing-duration>P3DT2H47M29S</meta:editing-duration>
    <meta:editing-cycles>9</meta:editing-cycles>
    <meta:generator>LibreOffice/5.1.4.2$Linux_X86_64 LibreOffice_project/10m0$Build-2</meta:generator>
    <meta:document-statistic meta:table-count="1" meta:image-count="0" meta:object-count="0" meta:page-count="2" meta:paragraph-count="64" meta:word-count="380" meta:character-count="2223" meta:non-whitespace-character-count="1888"/>
  </office:meta>
</office:document-meta>
</file>